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059" svg:font-family="C059" style:font-pitch="variable"/>
    <style:font-face style:name="Cali" svg:font-family="Cal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206" officeooo:paragraph-rsid="000da206"/>
    </style:style>
    <style:style style:name="P2" style:family="paragraph" style:parent-style-name="Standard">
      <style:text-properties fo:font-weight="bold" officeooo:rsid="000da206" officeooo:paragraph-rsid="000da206" style:font-weight-asian="bold" style:font-weight-complex="bold"/>
    </style:style>
    <style:style style:name="P3" style:family="paragraph" style:parent-style-name="Standard">
      <style:text-properties fo:font-weight="bold" officeooo:rsid="000ecf1b" officeooo:paragraph-rsid="000ecf1b" style:font-weight-asian="bold" style:font-weight-complex="bold"/>
    </style:style>
    <style:style style:name="P4" style:family="paragraph" style:parent-style-name="Standard">
      <style:text-properties fo:font-weight="bold" officeooo:rsid="000f0d17" officeooo:paragraph-rsid="000f0d17" style:font-weight-asian="bold" style:font-weight-complex="bold"/>
    </style:style>
    <style:style style:name="P5" style:family="paragraph" style:parent-style-name="Standard">
      <style:text-properties fo:font-weight="bold" officeooo:paragraph-rsid="000fc99f" style:font-weight-asian="bold" style:font-weight-complex="bold"/>
    </style:style>
    <style:style style:name="P6" style:family="paragraph" style:parent-style-name="Standard">
      <style:text-properties fo:font-weight="bold" officeooo:rsid="000fc99f" officeooo:paragraph-rsid="000fc99f" style:font-weight-asian="bold" style:font-weight-complex="bold"/>
    </style:style>
    <style:style style:name="P7" style:family="paragraph" style:parent-style-name="Standard">
      <style:text-properties fo:font-weight="bold" officeooo:paragraph-rsid="00111021" style:font-weight-asian="bold" style:font-weight-complex="bold"/>
    </style:style>
    <style:style style:name="P8" style:family="paragraph" style:parent-style-name="Standard">
      <style:text-properties officeooo:rsid="000ecf1b" officeooo:paragraph-rsid="000ecf1b"/>
    </style:style>
    <style:style style:name="P9" style:family="paragraph" style:parent-style-name="Standard">
      <style:text-properties officeooo:rsid="000f0d17" officeooo:paragraph-rsid="000f0d17"/>
    </style:style>
    <style:style style:name="P10" style:family="paragraph" style:parent-style-name="Standard">
      <style:text-properties officeooo:rsid="000fa168" officeooo:paragraph-rsid="000fa168"/>
    </style:style>
    <style:style style:name="P11" style:family="paragraph" style:parent-style-name="Standard">
      <style:text-properties officeooo:rsid="000fc99f" officeooo:paragraph-rsid="000fc99f"/>
    </style:style>
    <style:style style:name="P12" style:family="paragraph" style:parent-style-name="Standard">
      <style:text-properties officeooo:rsid="000fc99f" officeooo:paragraph-rsid="00111021"/>
    </style:style>
    <style:style style:name="P13" style:family="paragraph" style:parent-style-name="Standard">
      <style:text-properties officeooo:paragraph-rsid="000fc99f"/>
    </style:style>
    <style:style style:name="P14" style:family="paragraph" style:parent-style-name="Standard">
      <style:text-properties officeooo:paragraph-rsid="00111021"/>
    </style:style>
    <style:style style:name="P15" style:family="paragraph" style:parent-style-name="Standard">
      <style:text-properties officeooo:rsid="00111021" officeooo:paragraph-rsid="00111021"/>
    </style:style>
    <style:style style:name="P16" style:family="paragraph" style:parent-style-name="Standard">
      <style:text-properties officeooo:rsid="0012a103" officeooo:paragraph-rsid="0012a103"/>
    </style:style>
    <style:style style:name="P17" style:family="paragraph" style:parent-style-name="Standard">
      <style:text-properties officeooo:rsid="0013a1ec" officeooo:paragraph-rsid="0013a1ec"/>
    </style:style>
    <style:style style:name="P18" style:family="paragraph" style:parent-style-name="Standard">
      <style:text-properties officeooo:rsid="00146a9c" officeooo:paragraph-rsid="00146a9c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iberation Serif" fo:font-size="16pt" fo:font-style="normal" style:text-underline-style="none" fo:font-weight="normal" officeooo:rsid="000fc99f" officeooo:paragraph-rsid="00165970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165970" style:font-size-asian="12pt" style:font-size-complex="12pt"/>
    </style:style>
    <style:style style:name="T1" style:family="text">
      <style:text-properties officeooo:rsid="000ecf1b"/>
    </style:style>
    <style:style style:name="T2" style:family="text">
      <style:text-properties style:text-position="super 58%" officeooo:rsid="000ecf1b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c99f" style:font-weight-asian="bold" style:font-weight-complex="bold"/>
    </style:style>
    <style:style style:name="T6" style:family="text">
      <style:text-properties officeooo:rsid="000f0d17"/>
    </style:style>
    <style:style style:name="T7" style:family="text">
      <style:text-properties officeooo:rsid="000fa168"/>
    </style:style>
    <style:style style:name="T8" style:family="text">
      <style:text-properties officeooo:rsid="000fc99f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officeooo:rsid="000fc99f"/>
    </style:style>
    <style:style style:name="T12" style:family="text">
      <style:text-properties style:font-name="Liberation Serif" officeooo:rsid="00111021"/>
    </style:style>
    <style:style style:name="T13" style:family="text">
      <style:text-properties officeooo:rsid="0011102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ali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style:font-name="Cali" fo:font-size="13pt" fo:font-style="normal" style:text-underline-style="none" fo:font-weight="bold" officeooo:rsid="00165970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style:font-name="Cal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al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li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Cali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size="13pt" fo:font-style="normal" style:text-underline-style="none" fo:font-weight="bold" officeooo:rsid="00165970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165970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">Banking : </text:span><text:span text:style-name="T14">Banking is the management and handling of money through servises like deposits loan and transactions.</text:span></text:p>
      <text:p text:style-name="P16"><text:span text:style-name="T14">There are two types </text:span></text:p>
      <text:p text:style-name="P16"><text:span text:style-name="T14">1.Internet Banking </text:span></text:p>
      <text:p text:style-name="P16"><text:span text:style-name="T14">2. Mobile Banking</text:span></text:p>
      <text:p text:style-name="P1"><text:span text:style-name="T4"/></text:p>
      <text:p text:style-name="P1"><text:span text:style-name="T4"/></text:p>
      <text:p text:style-name="P1"><text:span text:style-name="T4">1.What is NEFT (National Electronic Fund Transfer)?</text:span></text:p>
      <text:p text:style-name="P1">Ans: NEFT is a nation-wide centralised payment system owned and operated by the reserve bank of india (RBI).</text:p>
      <text:p text:style-name="P1"/>
      <text:p text:style-name="P17">1. It is used for outside bank money transfer.</text:p>
      <text:p text:style-name="P18">2. It is control by RBI.</text:p>
      <text:p text:style-name="P18">3.Min Amount -1 Rs.</text:p>
      <text:p text:style-name="P18"/>
      <text:p text:style-name="P18">Workflow: </text:p>
      <text:p text:style-name="P18">1. Add Beneficiary</text:p>
      <text:p text:style-name="P18">2. Select Debit account Number</text:p>
      <text:p text:style-name="P18">3. Select beneficiary</text:p>
      <text:p text:style-name="P18">4. Enter Amount</text:p>
      <text:p text:style-name="P18">5. Frequency</text:p>
      <text:p text:style-name="P18">6. Remarks</text:p>
      <text:p text:style-name="P18"/>
      <text:p text:style-name="P1"/>
      <text:p text:style-name="P2">2.What is IFSC Code (Indian financial system code)?</text:p>
      <text:p text:style-name="P1">Ans: IFSC Code is an alpha numeric code that uniquely identifies a bank branch participating in the NEFT system . It is a 11 digit code with the first 4 alpha characters representing the bank and the last 6 charac<text:span text:style-name="T1">ters represesnting the branch. The 5</text:span><text:span text:style-name="T2">th</text:span><text:span text:style-name="T1"> character is 0 (Zero).</text:span></text:p>
      <text:p text:style-name="P1"/>
      <text:p text:style-name="P3">3. What is FD ( Fixed Deposit)?</text:p>
      <text:p text:style-name="P8">Ans: FD is a type of saving account that allows user to deposit a fixed amount of money for a fixed period of time, earning a fixed rate of interest.</text:p>
      <text:p text:style-name="P1"/>
      <text:p text:style-name="P3"><text:span text:style-name="T6">4. </text:span>What is RD (Recurring Deposit)?</text:p>
      <text:p text:style-name="P8">Ans: RD is a type <text:span text:style-name="T6">of saving account that allows user to deposit a fixed amount of money at regular intervals, earning interest on the deposited amount.</text:span></text:p>
      <text:p text:style-name="P8"/>
      <text:p text:style-name="P4">5.What is DD ( Demand Draft)?</text:p>
      <text:p text:style-name="P9">Ans: DD is a type of payment instrument that allows users to make payments to a specific person or entity.</text:p>
      <text:p text:style-name="P9"/>
      <text:p text:style-name="P4">6. <text:span text:style-name="T7">Different Banking Transactions.</text:span></text:p>
      <text:p text:style-name="P10">Ans: 1) NEFT ( National Electronic Fund Transfer)</text:p>
      <text:p text:style-name="P10">2) RTGS ( Real Time Gross Settlement)</text:p>
      <text:p text:style-name="P10">3) IMPS ( Immediate Payment Service)</text:p>
      <text:p text:style-name="P10">4) UPI ( Unified Payment Interface)</text:p>
      <text:p text:style-name="P10"/>
      <text:p text:style-name="P10"><text:span text:style-name="T5">7.</text:span><text:span text:style-name="T4">S</text:span><text:span text:style-name="T10">aving Account </text:span><text:span text:style-name="T9">: </text:span><text:span text:style-name="T11">SA is a type of bank account that allows users to withdraw money and earning interest on the deposited amount.</text:span></text:p>
      <text:p text:style-name="P10"><text:span text:style-name="T11"/></text:p>
      <text:p text:style-name="P11"><text:span text:style-name="T10">8.Current Account </text:span><text:span text:style-name="T9">: CA is a type of bank account that allows users to deposit and withdraw money frequently, used for bussiness purpose.</text:span></text:p>
      <text:p text:style-name="P11"><text:soft-page-break/><text:span text:style-name="T9"/></text:p>
      <text:p text:style-name="P5"><text:span text:style-name="T8">9.</text:span>What is the difference between a debit card and a credit card?</text:p>
      <text:p text:style-name="P11"><text:span text:style-name="T9">Ans: A debit card deducts the amount directly from the account holder's account, while a credit card allows the user to borrow money from the bank.</text:span></text:p>
      <text:p text:style-name="P11"><text:span text:style-name="T9"/></text:p>
      <text:p text:style-name="P5"><text:span text:style-name="T8">10.</text:span>What is an ATM?</text:p>
      <text:p text:style-name="P13">A<text:span text:style-name="T8">ns</text:span>: An ATM (Automated Teller Machine) is a machine that allows users to withdraw cash, check account balances, and perform other banking transactions.</text:p>
      <text:p text:style-name="P11"><text:span text:style-name="T9"/></text:p>
      <text:p text:style-name="P6"><text:span text:style-name="T9">11. What is a cheque?</text:span></text:p>
      <text:p text:style-name="P11"><text:span text:style-name="T9">Ans: A cheque is a written order that instructs a bank to pay a specific amount of money to a specific person or entity</text:span></text:p>
      <text:p text:style-name="P11"><text:span text:style-name="T9"/></text:p>
      <text:p text:style-name="P7"><text:span text:style-name="T13">12.</text:span>What is a bank account?</text:p>
      <text:p text:style-name="P12"><text:span text:style-name="T9">A</text:span><text:span text:style-name="T12">ns</text:span><text:span text:style-name="T9">: A bank account is a financial account that allows users to deposit, withdraw, and manage their money.</text:span></text:p>
      <text:p text:style-name="P12"><text:span text:style-name="T9"/></text:p>
      <text:p text:style-name="P7"><text:span text:style-name="T13">13.</text:span>What is a debit card?</text:p>
      <text:p text:style-name="P14">A<text:span text:style-name="T13">ns</text:span>: A debit card is a type of payment card that allows users to make purchases and withdraw cash using the funds in their account.</text:p>
      <text:p text:style-name="P14"/>
      <text:p text:style-name="P7"/>
      <text:p text:style-name="P7"><text:span text:style-name="T13">14</text:span>: What is a credit card?</text:p>
      <text:p text:style-name="P12"><text:span text:style-name="T12">Ans</text:span><text:span text:style-name="T9">: A credit card is a type of payment card that allows users to borrow money from the bank to make purchases and pay bills.</text:span></text:p>
      <text:p text:style-name="P12"/>
      <text:p text:style-name="P20"><text:span text:style-name="T28">15.</text:span><text:span text:style-name="T27">Account Status:</text:span></text:p>
      <text:p text:style-name="P20"><text:span text:style-name="T27"><text:s/></text:span><text:span text:style-name="T29">There are different types of accounts such as</text:span></text:p>
      <text:p text:style-name="P20"><text:span text:style-name="T27">1.Active:- </text:span><text:span text:style-name="T29">.Daily incoming and outgoing transaction.</text:span></text:p>
      <text:p text:style-name="P20"><text:span text:style-name="T27">2.Inactive:</text:span><text:span text:style-name="T29">-A bank account that has not been used for 6 month.</text:span></text:p>
      <text:p text:style-name="P20"><text:span text:style-name="T29">3</text:span><text:span text:style-name="T27">.Dermart</text:span><text:span text:style-name="T29">:-A account that has not been used for 24months.</text:span></text:p>
      <text:p text:style-name="P20"><text:span text:style-name="T29">4.</text:span><text:span text:style-name="T27">Freeze</text:span><text:span text:style-name="T29">:-In freeze account the user is unable to transfer funds.</text:span></text:p>
      <text:p text:style-name="P20"><text:span text:style-name="T29"><text:s text:c="6"/>It is three types</text:span></text:p>
      <text:p text:style-name="P20"><text:span text:style-name="T29"><text:s text:c="9"/>i.Total Freeze:-No Debit,No Credit</text:span></text:p>
      <text:p text:style-name="P20"><text:span text:style-name="T29"><text:s text:c="8"/>ii.Debit Freeze:-Only credit but No debit</text:span></text:p>
      <text:p text:style-name="P20"><text:span text:style-name="T29"><text:s text:c="8"/>iii.Credit Freeze:-Only debit but No credit</text:span></text:p>
      <text:p text:style-name="P20"><text:span text:style-name="T29">5.</text:span><text:span text:style-name="T27">Lien</text:span><text:span text:style-name="T29">:-The amount of money that has been put on hold or frozen by the bank.</text:span></text:p>
      <text:p text:style-name="P20"><text:span text:style-name="T29"><text:s text:c="6"/>It is two types</text:span></text:p>
      <text:p text:style-name="P20"><text:span text:style-name="T29"><text:s text:c="9"/>i.Partially lien</text:span></text:p>
      <text:p text:style-name="P20"><text:span text:style-name="T29"><text:s text:c="9"/>ii.Fully lien.</text:span></text:p>
      <text:p text:style-name="P20"><text:span text:style-name="T29">6.</text:span><text:span text:style-name="T27">Close</text:span><text:span text:style-name="T29">:-Accounts get close completely.</text:span></text:p>
      <text:p text:style-name="P20"><text:span text:style-name="T29">7.</text:span><text:span text:style-name="T27">Minor</text:span><text:span text:style-name="T29"> :- If the account holder is below 18.</text:span></text:p>
      <text:p text:style-name="P20"><text:span text:style-name="T29">8.</text:span><text:span text:style-name="T27">Major</text:span><text:span text:style-name="T29">:- If the account holder is above 18 to 60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059" svg:font-family="C059" style:font-pitch="variable"/>
    <style:font-face style:name="Cali" svg:font-family="Cal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1T15:03:57.139525491</meta:creation-date>
    <dc:date>2025-01-01T18:31:59.517904256</dc:date>
    <meta:editing-duration>PT6M15S</meta:editing-duration>
    <meta:editing-cycles>1</meta:editing-cycles>
    <meta:document-statistic meta:table-count="0" meta:image-count="0" meta:object-count="0" meta:page-count="2" meta:paragraph-count="60" meta:word-count="609" meta:character-count="3515" meta:non-whitespace-character-count="2907"/>
    <meta:generator>LibreOffice/6.4.7.2$Linux_X86_64 LibreOffice_project/40$Build-2</meta:generator>
  </office:meta>
</office:document-meta>
</file>